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1cm"/>
      <style:paragraph-properties style:writing-mode="lr-tb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13.25cm" fo:min-width="3.75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0.988cm" fo:min-width="0.738cm"/>
    </style:style>
    <style:style style:name="gr4" style:family="graphic" style:parent-style-name="standard">
      <style:graphic-properties draw:fill="solid" draw:fill-color="#99ffcc" draw:opacity="47%" draw:textarea-horizontal-align="justify" draw:textarea-vertical-align="middle" draw:auto-grow-height="false" fo:min-height="3.25cm" fo:min-width="3.5cm"/>
    </style:style>
    <style:style style:name="gr5" style:family="graphic" style:parent-style-name="standard">
      <style:graphic-properties draw:fill="solid" draw:fill-color="#00cc00" draw:textarea-horizontal-align="justify" draw:textarea-vertical-align="middle" draw:auto-grow-height="false" fo:min-height="0.988cm" fo:min-width="0.738cm"/>
    </style:style>
    <style:style style:name="gr6" style:family="graphic" style:parent-style-name="standard">
      <style:graphic-properties draw:stroke="none" svg:stroke-color="#000000" draw:fill="solid" draw:fill-color="#99ffcc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9999ff" fo:min-height="1.423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99ff" draw:textarea-horizontal-align="justify" draw:textarea-vertical-align="middle" draw:auto-grow-height="false" fo:min-height="1.25cm" fo:min-width="0.75cm"/>
    </style:style>
    <style:style style:name="gr10" style:family="graphic" style:parent-style-name="standard">
      <style:graphic-properties draw:stroke="none" svg:stroke-color="#000000" draw:fill="solid" draw:fill-color="#ff99ff" fo:min-height="1.423cm"/>
      <style:paragraph-properties style:writing-mode="lr-tb"/>
    </style:style>
    <style:style style:name="gr11" style:family="graphic" style:parent-style-name="standard">
      <style:graphic-properties draw:fill-color="#66ccff" draw:textarea-horizontal-align="justify" draw:textarea-vertical-align="middle" draw:auto-grow-height="false" fo:min-height="1.25cm" fo:min-width="0.75cm"/>
    </style:style>
    <style:style style:name="gr12" style:family="graphic" style:parent-style-name="standard">
      <style:graphic-properties draw:stroke="none" svg:stroke-color="#000000" draw:fill="solid" draw:fill-color="#66cc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99ff" draw:opacity="60%" fo:min-height="4.75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66ccff" draw:opacity="60%" fo:min-height="4.75cm"/>
      <style:paragraph-properties style:writing-mode="lr-tb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 fo:min-height="12.501cm" fo:min-width="3.75cm"/>
    </style:style>
    <style:style style:name="gr16" style:family="graphic" style:parent-style-name="standard">
      <style:graphic-properties draw:fill-color="#99ffcc" draw:opacity="47%" draw:textarea-horizontal-align="justify" draw:textarea-vertical-align="middle" draw:auto-grow-height="false" fo:min-height="3.25cm" fo:min-width="3.5cm"/>
    </style:style>
    <style:style style:name="gr17" style:family="graphic" style:parent-style-name="standard">
      <style:graphic-properties draw:stroke="none" svg:stroke-color="#000000" draw:fill="solid" draw:fill-color="#9999ff" fo:min-height="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9999ff" fo:min-height="0.923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99ff" draw:opacity="60%" fo:min-height="5.689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6ccff" draw:opacity="60%" fo:min-height="5.689cm"/>
      <style:paragraph-properties style:writing-mode="lr-tb"/>
    </style:style>
    <style:style style:name="gr21" style:family="graphic" style:parent-style-name="objectwithoutfill">
      <style:graphic-properties svg:stroke-width="0.053cm" svg:stroke-color="#ff99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35cm" svg:stroke-color="#83ca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54pt" style:font-size-complex="54pt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="solid" draw:fill-color="#99ffcc" draw:opacity="47%"/>
      <style:paragraph-properties fo:text-align="center"/>
    </style:style>
    <style:style style:name="P6" style:family="paragraph">
      <loext:graphic-properties draw:fill="solid" draw:fill-color="#00cc00"/>
      <style:paragraph-properties fo:text-align="center"/>
    </style:style>
    <style:style style:name="P7" style:family="paragraph">
      <loext:graphic-properties draw:fill="solid" draw:fill-color="#99ffcc"/>
      <style:paragraph-properties style:writing-mode="lr-tb"/>
    </style:style>
    <style:style style:name="P8" style:family="paragraph">
      <loext:graphic-properties draw:fill="solid" draw:fill-color="#9999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99ff"/>
      <style:paragraph-properties fo:text-align="center"/>
    </style:style>
    <style:style style:name="P11" style:family="paragraph">
      <loext:graphic-properties draw:fill="solid" draw:fill-color="#ff99ff"/>
      <style:paragraph-properties style:writing-mode="lr-tb"/>
    </style:style>
    <style:style style:name="P12" style:family="paragraph">
      <loext:graphic-properties draw:fill-color="#66ccff"/>
      <style:paragraph-properties fo:text-align="center"/>
    </style:style>
    <style:style style:name="P13" style:family="paragraph">
      <loext:graphic-properties draw:fill="solid" draw:fill-color="#66ccff"/>
      <style:paragraph-properties style:writing-mode="lr-tb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loext:graphic-properties draw:fill="solid" draw:fill-color="#ff99ff" draw:opacity="60%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loext:graphic-properties draw:fill="solid" draw:fill-color="#66ccff" draw:opacity="60%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loext:graphic-properties draw:fill-color="#99ffcc" draw:opacity="47%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style:font-name="Menlo-Regular" fo:font-size="15pt" style:font-name-asian="Menlo-Regular" style:font-size-asian="15pt" style:font-name-complex="Menlo-Regular" style:font-size-complex="15pt"/>
    </style:style>
    <style:style style:name="T3" style:family="text">
      <style:text-properties fo:color="#003668" loext:opacity="100%" style:font-name="Menlo-Regular" fo:font-size="15pt" style:font-name-asian="Menlo-Regular" style:font-size-asian="15pt" style:font-name-complex="Menlo-Regular" style:font-size-complex="15pt"/>
    </style:style>
    <style:style style:name="T4" style:family="text">
      <style:text-properties fo:color="#f4181b" loext:opacity="100%" style:font-name="Menlo-Regular" fo:font-size="15pt" style:font-name-asian="Menlo-Regular" style:font-size-asian="15pt" style:font-name-complex="Menlo-Regular" style:font-size-complex="1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Menlo-Regular" fo:font-size="15pt" fo:font-style="normal" fo:text-shadow="none" style:text-underline-style="none" fo:font-weight="normal" style:letter-kerning="true" style:font-name-asian="Menlo-Regular" style:font-size-asian="15pt" style:font-style-asian="normal" style:font-weight-asian="normal" style:font-name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668" loext:opacity="100%" style:text-outline="false" style:text-line-through-style="none" style:text-line-through-type="none" style:font-name="Menlo-Regular" fo:font-size="15pt" fo:font-style="normal" fo:text-shadow="none" style:text-underline-style="none" fo:font-weight="normal" style:letter-kerning="true" style:font-name-asian="Menlo-Regular" style:font-size-asian="15pt" style:font-style-asian="normal" style:font-weight-asian="normal" style:font-name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4181b" loext:opacity="100%" style:text-outline="false" style:text-line-through-style="none" style:text-line-through-type="none" style:font-name="Menlo-Regular" fo:font-size="15pt" fo:font-style="normal" fo:text-shadow="none" style:text-underline-style="none" fo:font-weight="normal" style:letter-kerning="true" style:font-name-asian="Menlo-Regular" style:font-size-asian="15pt" style:font-style-asian="normal" style:font-weight-asian="normal" style:font-name-complex="Menlo-Regular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25cm" svg:height="4.501cm" svg:x="2.05cm" svg:y="1.25cm">
          <draw:text-box>
            <text:p text:style-name="P1"><text:span text:style-name="T1">Doble Mano <text:s/>V. 1</text:span></text:p>
          </draw:text-box>
        </draw:frame>
        <draw:custom-shape draw:style-name="gr2" draw:text-style-name="P3" draw:layer="layout" svg:width="4.25cm" svg:height="13.5cm" svg:x="6.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3.372cm" svg:y="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cm" svg:height="3.5cm" svg:x="2.247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1.75cm" svg:x="3.475cm" svg:y="2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cm" svg:height="3.5cm" svg:x="2.35cm" svg:y="20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cm" svg:height="1.25cm" svg:x="1.5cm" svg:y="4.25cm">
          <draw:text-box>
            <text:p>SwEW</text:p>
          </draw:text-box>
        </draw:frame>
        <draw:frame draw:style-name="gr6" draw:text-style-name="P7" draw:layer="layout" svg:width="3cm" svg:height="1.25cm" svg:x="1.25cm" svg:y="25.25cm">
          <draw:text-box>
            <text:p>SwWE</text:p>
          </draw:text-box>
        </draw:frame>
        <draw:custom-shape draw:style-name="gr5" draw:text-style-name="P6" draw:layer="layout" svg:width="1.75cm" svg:height="1.75cm" svg:x="4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4cm" svg:height="1.673cm" svg:x="1.25cm" svg:y="11.327cm">
          <draw:text-box>
            <text:p>semPuente</text:p>
          </draw:text-box>
        </draw:frame>
        <draw:line draw:style-name="gr8" draw:text-style-name="P9" draw:layer="layout" svg:x1="4.85cm" svg:y1="20.75cm" svg:x2="5.6cm" svg:y2="15.25cm">
          <text:p/>
        </draw:line>
        <draw:line draw:style-name="gr8" draw:text-style-name="P9" draw:layer="layout" svg:x1="5.5cm" svg:y1="9cm" svg:x2="5.75cm" svg:y2="14cm">
          <text:p/>
        </draw:line>
        <draw:custom-shape draw:style-name="gr9" draw:text-style-name="P10" draw:layer="layout" svg:width="2.5cm" svg:height="3cm" svg:x="5.35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4cm" svg:height="1.673cm" svg:x="12.35cm" svg:y="3.75cm">
          <draw:text-box>
            <text:p>Vehiculo EW</text:p>
          </draw:text-box>
        </draw:frame>
        <draw:custom-shape draw:style-name="gr9" draw:text-style-name="P10" draw:layer="layout" svg:width="2.5cm" svg:height="3cm" svg:x="8.1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draw:layer="layout" svg:width="2.5cm" svg:height="3cm" svg:x="7.35cm" svg:y="2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draw:layer="layout" svg:width="2.5cm" svg:height="3cm" svg:x="10.1cm" svg:y="2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3" draw:layer="layout" svg:width="4cm" svg:height="1.673cm" svg:x="12.35cm" svg:y="21.577cm">
          <draw:text-box>
            <text:p>Vehiculo WE</text:p>
          </draw:text-box>
        </draw:frame>
        <draw:frame draw:style-name="gr13" draw:text-style-name="P15" draw:layer="layout" svg:width="9.05cm" svg:height="5cm" svg:x="10.95cm" svg:y="7.75cm">
          <draw:text-box>
            <text:p text:style-name="P14"><text:span text:style-name="T2"><text:s/></text:span><text:span text:style-name="T2">sv_sem </text:span><text:span text:style-name="T3">semPuente</text:span><text:span text:style-name="T2">(</text:span><text:span text:style-name="T4">"SemPuente"</text:span><text:span text:style-name="T2">);</text:span></text:p>
            <text:p text:style-name="P14"><text:span text:style-name="T2"><text:s/></text:span><text:span text:style-name="T2">elSwitch </text:span><text:span text:style-name="T3">swEW</text:span><text:span text:style-name="T2">(</text:span><text:span text:style-name="T4">"SwEW"</text:span><text:span text:style-name="T2">);</text:span></text:p>
            <text:p text:style-name="P14"><text:span text:style-name="T2"><text:s text:c="2"/></text:span></text:p>
            <text:p text:style-name="P14"><text:span text:style-name="T2">swNS.</text:span><text:span text:style-name="T3">entra</text:span><text:span text:style-name="T2">(semPuente);</text:span></text:p>
            <text:p text:style-name="P14"><text:span text:style-name="T2"/></text:p>
            <text:p text:style-name="P14"><text:span text:style-name="T2">swNS.</text:span><text:span text:style-name="T3">sale</text:span><text:span text:style-name="T2">(semPuente);</text:span></text:p>
          </draw:text-box>
        </draw:frame>
        <draw:frame draw:style-name="gr14" draw:text-style-name="P16" draw:layer="layout" svg:width="9.05cm" svg:height="5cm" svg:x="10.95cm" svg:y="15.75cm">
          <draw:text-box>
            <text:p text:style-name="P14"><text:span text:style-name="T2"><text:s/></text:span><text:span text:style-name="T2">sv_sem </text:span><text:span text:style-name="T3">semPuente</text:span><text:span text:style-name="T2">(</text:span><text:span text:style-name="T4">"SemPuente"</text:span><text:span text:style-name="T2">);</text:span></text:p>
            <text:p text:style-name="P14"><text:span text:style-name="T2"><text:s/></text:span><text:span text:style-name="T2">elSwitch </text:span><text:span text:style-name="T3">swWE</text:span><text:span text:style-name="T2">(</text:span><text:span text:style-name="T4">"SwWE"</text:span><text:span text:style-name="T2">);</text:span></text:p>
            <text:p text:style-name="P14"><text:span text:style-name="T2"><text:s text:c="2"/></text:span></text:p>
            <text:p text:style-name="P14"><text:span text:style-name="T2">swSN.</text:span><text:span text:style-name="T3">entra</text:span><text:span text:style-name="T2">(semPuente);</text:span></text:p>
            <text:p text:style-name="P14"><text:span text:style-name="T2"/></text:p>
            <text:p text:style-name="P14"><text:span text:style-name="T2">swSN.</text:span><text:span text:style-name="T3">sale</text:span><text:span text:style-name="T2">(semPuente);</text:span></text:p>
          </draw:text-box>
        </draw:frame>
      </draw:page>
      <draw:page draw:name="page2" draw:style-name="dp1" draw:master-page-name="Default">
        <draw:frame draw:style-name="gr1" draw:text-style-name="P2" draw:layer="layout" svg:width="16.25cm" svg:height="4.501cm" svg:x="2.05cm" svg:y="1.251cm">
          <draw:text-box>
            <text:p text:style-name="P1"><text:span text:style-name="T1">Doble Mano <text:s/>V. 2</text:span><text:span text:style-name="T1"><text:line-break/></text:span><text:span text:style-name="T1">No funciona</text:span></text:p>
          </draw:text-box>
        </draw:frame>
        <draw:custom-shape draw:style-name="gr15" draw:text-style-name="P3" draw:layer="layout" svg:width="4.25cm" svg:height="12.751cm" svg:x="6.6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3.372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4cm" svg:height="3.5cm" svg:x="2.25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1.75cm" svg:x="3.475cm" svg:y="21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75cm" svg:height="1.25cm" svg:x="1.25cm" svg:y="11.25cm">
          <draw:text-box>
            <text:p>SW</text:p>
          </draw:text-box>
        </draw:frame>
        <draw:frame draw:style-name="gr17" draw:text-style-name="P8" draw:layer="layout" svg:width="3cm" svg:height="1.25cm" svg:x="1.25cm" svg:y="23.5cm">
          <draw:text-box>
            <text:p>SemWE</text:p>
          </draw:text-box>
        </draw:frame>
        <draw:custom-shape draw:style-name="gr5" draw:text-style-name="P6" draw:layer="layout" svg:width="1.75cm" svg:height="1.75cm" svg:x="3.375cm" svg:y="1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2.75cm" svg:height="1.173cm" svg:x="1cm" svg:y="5.077cm">
          <draw:text-box>
            <text:p>semEW</text:p>
          </draw:text-box>
        </draw:frame>
        <draw:custom-shape draw:style-name="gr9" draw:text-style-name="P10" draw:layer="layout" svg:width="2.5cm" svg:height="3cm" svg:x="5.5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4cm" svg:height="1.673cm" svg:x="13.5cm" svg:y="5.75cm">
          <draw:text-box>
            <text:p>Vehiculo EW</text:p>
          </draw:text-box>
        </draw:frame>
        <draw:custom-shape draw:style-name="gr9" draw:text-style-name="P10" draw:layer="layout" svg:width="2.5cm" svg:height="3cm" svg:x="8cm" svg:y="5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draw:layer="layout" svg:width="2.5cm" svg:height="3cm" svg:x="7.35cm" svg:y="22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2" draw:layer="layout" svg:width="2.5cm" svg:height="3cm" svg:x="10.1cm" svg:y="24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3" draw:layer="layout" svg:width="4cm" svg:height="1.673cm" svg:x="12.35cm" svg:y="21.578cm">
          <draw:text-box>
            <text:p>Vehiculo WE</text:p>
          </draw:text-box>
        </draw:frame>
        <draw:frame draw:style-name="gr19" draw:text-style-name="P15" draw:layer="layout" svg:width="9.05cm" svg:height="5.939cm" svg:x="10.95cm" svg:y="7.751cm">
          <draw:text-box>
            <text:p text:style-name="P14"><text:span text:style-name="T2"><text:s text:c="2"/></text:span><text:span text:style-name="T5">sv_sem </text:span><text:span text:style-name="T6">semEW</text:span><text:span text:style-name="T5">(</text:span><text:span text:style-name="T7">"SemEW"</text:span><text:span text:style-name="T5">);</text:span></text:p>
            <text:p text:style-name="P14"><text:span text:style-name="T2"><text:s text:c="2"/></text:span><text:span text:style-name="T2">sv_sem </text:span><text:span text:style-name="T3">semWE</text:span><text:span text:style-name="T2">(</text:span><text:span text:style-name="T4">"SemWE"</text:span><text:span text:style-name="T2">);</text:span></text:p>
            <text:p text:style-name="P14"><text:span text:style-name="T2"><text:s text:c="2"/></text:span><text:span text:style-name="T2">elSwitch </text:span><text:span text:style-name="T3">sw</text:span><text:span text:style-name="T2">(</text:span><text:span text:style-name="T4">"Sw"</text:span><text:span text:style-name="T2">);</text:span></text:p>
            <text:p text:style-name="P14"><text:span text:style-name="T2"><text:s text:c="2"/></text:span><text:span text:style-name="T2">semWE.</text:span><text:span text:style-name="T3">wait</text:span><text:span text:style-name="T2">(); <text:s text:c="2"/></text:span></text:p>
            <text:p text:style-name="P14"><text:span text:style-name="T2"><text:s text:c="2"/></text:span><text:span text:style-name="T2">sw.</text:span><text:span text:style-name="T3">entra</text:span><text:span text:style-name="T2">(semEW);</text:span></text:p>
            <text:p text:style-name="P14"><text:span text:style-name="T2"><text:s text:c="2"/></text:span><text:span text:style-name="T2">semWE.</text:span><text:span text:style-name="T3">post</text:span><text:span text:style-name="T2">();</text:span></text:p>
            <text:p text:style-name="P14"><text:span text:style-name="T2"><text:s text:c="2"/></text:span></text:p>
            <text:p text:style-name="P14"><text:span text:style-name="T2"><text:s text:c="2"/></text:span><text:span text:style-name="T2">sw.</text:span><text:span text:style-name="T3">sale</text:span><text:span text:style-name="T2">(semEW);</text:span></text:p>
          </draw:text-box>
        </draw:frame>
        <draw:frame draw:style-name="gr20" draw:text-style-name="P16" draw:layer="layout" svg:width="9.05cm" svg:height="5.939cm" svg:x="10.95cm" svg:y="14.639cm">
          <draw:text-box>
            <text:p text:style-name="P14"><text:span text:style-name="T2"><text:s text:c="2"/></text:span><text:span text:style-name="T5">sv_sem </text:span><text:span text:style-name="T6">semEW</text:span><text:span text:style-name="T5">(</text:span><text:span text:style-name="T7">"SemEW"</text:span><text:span text:style-name="T5">);</text:span></text:p>
            <text:p text:style-name="P14"><text:span text:style-name="T2"><text:s text:c="2"/></text:span><text:span text:style-name="T2">sv_sem </text:span><text:span text:style-name="T3">semEW</text:span><text:span text:style-name="T2">(</text:span><text:span text:style-name="T4">"SemWE"</text:span><text:span text:style-name="T2">);</text:span></text:p>
            <text:p text:style-name="P14"><text:span text:style-name="T2"><text:s text:c="2"/></text:span><text:span text:style-name="T2">elSwitch </text:span><text:span text:style-name="T3">sw</text:span><text:span text:style-name="T2">(</text:span><text:span text:style-name="T4">"Sw"</text:span><text:span text:style-name="T2">);</text:span></text:p>
            <text:p text:style-name="P14"><text:span text:style-name="T2"><text:s text:c="2"/></text:span><text:span text:style-name="T2">semWE.</text:span><text:span text:style-name="T3">wait</text:span><text:span text:style-name="T2">();</text:span></text:p>
            <text:p text:style-name="P14"><text:span text:style-name="T2"><text:s text:c="2"/></text:span><text:span text:style-name="T2">sw.</text:span><text:span text:style-name="T3">entra</text:span><text:span text:style-name="T2">(semWE);</text:span></text:p>
            <text:p text:style-name="P14"><text:span text:style-name="T2"><text:s text:c="2"/></text:span><text:span text:style-name="T2">semWE.</text:span><text:span text:style-name="T3">post</text:span><text:span text:style-name="T2">();</text:span></text:p>
            <text:p text:style-name="P14"><text:span text:style-name="T2"><text:s text:c="2"/></text:span></text:p>
            <text:p text:style-name="P14"><text:span text:style-name="T2"><text:s text:c="2"/></text:span><text:span text:style-name="T2">sw.</text:span><text:span text:style-name="T3">sale</text:span><text:span text:style-name="T2">(semWE);</text:span></text:p>
          </draw:text-box>
        </draw:frame>
        <draw:line draw:style-name="gr21" draw:text-style-name="P9" draw:layer="layout" svg:x1="4.25cm" svg:y1="13cm" svg:x2="4.25cm" svg:y2="8.5cm">
          <text:p/>
        </draw:line>
        <draw:line draw:style-name="gr22" draw:text-style-name="P9" draw:layer="layout" svg:x1="4.25cm" svg:y1="16.5cm" svg:x2="4.25cm" svg:y2="21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Osvaldo Clua</meta:initial-creator>
    <meta:creation-date>2021-06-06T17:12:12.012484086</meta:creation-date>
    <dc:date>2021-11-12T15:27:52.294727231</dc:date>
    <dc:creator>Osvaldo Clua</dc:creator>
    <meta:editing-duration>PT2H56M13S</meta:editing-duration>
    <meta:editing-cycles>7</meta:editing-cycles>
    <meta:generator>LibreOffice/7.2.2.2$MacOSX_X86_64 LibreOffice_project/02b2acce88a210515b4a5bb2e46cbfb63fe97d56</meta:generator>
    <meta:document-statistic meta:object-count="39"/>
  </office:meta>
</office:document-meta>
</file>